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05cm" fo:min-width="27.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8.5cm"/>
      <style:paragraph-properties style:writing-mode="lr-tb"/>
    </style:style>
    <style:style style:name="gr7" style:family="graphic" style:parent-style-name="objectwithoutfill">
      <style:graphic-properties draw:stroke="dash" draw:stroke-dash="My_20_Dashed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1.1cm"/>
      <style:paragraph-properties style:writing-mode="lr-tb"/>
    </style:style>
    <style:style style:name="gr9" style:family="graphic" style:parent-style-name="objectwithoutfill">
      <style:graphic-properties draw:stroke="dash" draw:stroke-dash="My_20_Dashed" draw:marker-end="Arrow" draw:marker-end-width="0.3cm" draw:fill="solid" draw:textarea-vertical-align="middle"/>
    </style:style>
    <style:style style:name="gr10" style:family="graphic" style:parent-style-name="objectwithoutfill">
      <style:graphic-properties svg:stroke-color="#ff3366" draw:fill="solid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85cm" fo:min-width="2.8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05cm" fo:min-width="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7.05cm" fo:min-width="13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cm" svg:height="8.3cm" svg:x="0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5cm" svg:height="1cm" svg:x="4.7cm" svg:y="3.214cm">
          <text:p text:style-name="P2">M-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5cm" svg:height="1cm" svg:x="16.6cm" svg:y="3.214cm">
          <text:p text:style-name="P2">M+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4cm" svg:height="0.8cm" svg:x="0.7cm" svg:y="6.614cm">
          <text:p text:style-name="P2">Authority 1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4cm" svg:height="0.8cm" svg:x="4.9cm" svg:y="6.614cm">
          <text:p text:style-name="P2">Authority 2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.6cm" svg:height="0.8cm" svg:x="0.72cm" svg:y="9.014cm">
          <text:p text:style-name="P2">Sub-author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3.4cm" svg:height="0.8cm" svg:x="15.9cm" svg:y="6.614cm">
          <text:p text:style-name="P2">Issuer 1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4cm" svg:height="0.8cm" svg:x="23.3cm" svg:y="6.614cm">
          <text:p text:style-name="P2">Issuer 2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6cm" svg:height="0.8cm" svg:x="13.9cm" svg:y="9.014cm">
          <text:p text:style-name="P2">Sub-issuer 1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4.6cm" svg:height="0.8cm" svg:x="19cm" svg:y="9.014cm">
          <text:p text:style-name="P2">Sub-issuer 2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4cm" svg:y1="6.614cm" svg:x2="5.45cm" svg:y2="4.214cm" draw:start-shape="id1" draw:start-glue-point="0" draw:end-shape="id2" draw:end-glue-point="2" svg:d="M2400 6614l3050-2400" svg:viewBox="0 0 3051 2401">
          <text:p/>
        </draw:connector>
        <draw:connector draw:style-name="gr5" draw:text-style-name="P3" draw:layer="layout" draw:type="line" svg:x1="6.6cm" svg:y1="6.614cm" svg:x2="5.45cm" svg:y2="4.214cm" draw:start-shape="id3" draw:start-glue-point="0" draw:end-shape="id2" draw:end-glue-point="2" svg:d="M6600 6614l-1150-2400" svg:viewBox="0 0 1151 2401">
          <text:p/>
        </draw:connector>
        <draw:connector draw:style-name="gr5" draw:text-style-name="P3" draw:layer="layout" draw:type="line" svg:x1="17.6cm" svg:y1="6.614cm" svg:x2="17.35cm" svg:y2="4.214cm" draw:start-shape="id4" draw:start-glue-point="0" draw:end-shape="id5" draw:end-glue-point="2" svg:d="M17600 6614l-250-2400" svg:viewBox="0 0 251 2401">
          <text:p/>
        </draw:connector>
        <draw:connector draw:style-name="gr5" draw:text-style-name="P3" draw:layer="layout" draw:type="line" svg:x1="25cm" svg:y1="6.614cm" svg:x2="17.35cm" svg:y2="4.214cm" draw:start-shape="id6" draw:start-glue-point="0" draw:end-shape="id5" draw:end-glue-point="2" svg:d="M25000 6614l-7650-2400" svg:viewBox="0 0 7651 2401">
          <text:p/>
        </draw:connector>
        <draw:connector draw:style-name="gr5" draw:text-style-name="P3" draw:layer="layout" draw:type="line" svg:x1="3.02cm" svg:y1="9.014cm" svg:x2="2.4cm" svg:y2="7.414cm" draw:start-shape="id7" draw:start-glue-point="0" draw:end-shape="id1" draw:end-glue-point="2" svg:d="M3020 9014l-620-1600" svg:viewBox="0 0 621 1601">
          <text:p/>
        </draw:connector>
        <draw:connector draw:style-name="gr5" draw:text-style-name="P3" draw:layer="layout" draw:type="line" svg:x1="16.2cm" svg:y1="9.014cm" svg:x2="17.6cm" svg:y2="7.414cm" draw:start-shape="id8" draw:start-glue-point="0" draw:end-shape="id4" draw:end-glue-point="2" svg:d="M16200 9014l1400-1600" svg:viewBox="0 0 1401 1601">
          <text:p/>
        </draw:connector>
        <draw:connector draw:style-name="gr5" draw:text-style-name="P3" draw:layer="layout" draw:type="line" svg:x1="21.3cm" svg:y1="9.014cm" svg:x2="17.6cm" svg:y2="7.414cm" draw:start-shape="id9" draw:start-glue-point="0" draw:end-shape="id4" draw:end-glue-point="2" svg:d="M21300 9014l-3700-1600" svg:viewBox="0 0 3701 1601">
          <text:p/>
        </draw:connector>
        <draw:custom-shape draw:style-name="gr6" draw:text-style-name="P2" xml:id="id10" draw:id="id10" draw:layer="layout" svg:width="9cm" svg:height="1.2cm" svg:x="6.6cm" svg:y="0cm">
          <text:p text:style-name="P2">Global Community Fund D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5.45cm" svg:y1="3.214cm" svg:x2="11.1cm" svg:y2="1.2cm" draw:start-shape="id2" draw:start-glue-point="0" draw:end-shape="id10" draw:end-glue-point="2" svg:d="M5450 3214l5650-2014" svg:viewBox="0 0 5651 2015">
          <text:p/>
        </draw:connector>
        <draw:connector draw:style-name="gr7" draw:text-style-name="P3" draw:layer="layout" draw:type="line" svg:x1="17.35cm" svg:y1="3.214cm" svg:x2="11.1cm" svg:y2="1.2cm" draw:start-shape="id5" draw:start-glue-point="0" draw:end-shape="id10" draw:end-glue-point="2" svg:d="M17350 3214l-6250-2014" svg:viewBox="0 0 6251 2015">
          <text:p/>
        </draw:connector>
        <draw:custom-shape draw:style-name="gr8" draw:text-style-name="P2" xml:id="id11" draw:id="id11" draw:layer="layout" svg:width="1.6cm" svg:height="1.1cm" svg:x="2.8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3" draw:id="id13" draw:layer="layout" svg:width="1.6cm" svg:height="1.1cm" svg:x="23.5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2" draw:id="id12" draw:layer="layout" svg:width="1.6cm" svg:height="1.1cm" svg:x="10.8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3.02cm" svg:y1="9.814cm" svg:x2="3.6cm" svg:y2="12.6cm" draw:start-shape="id7" draw:start-glue-point="2" draw:end-shape="id11" draw:end-glue-point="0" svg:d="M3020 9814l580 2786" svg:viewBox="0 0 581 2787">
          <text:p/>
        </draw:connector>
        <draw:connector draw:style-name="gr9" draw:text-style-name="P3" draw:layer="layout" draw:type="line" svg:x1="6.6cm" svg:y1="7.414cm" svg:x2="11.6cm" svg:y2="12.6cm" draw:start-shape="id3" draw:start-glue-point="2" draw:end-shape="id12" draw:end-glue-point="0" svg:d="M6600 7414l5000 5186" svg:viewBox="0 0 5001 5187">
          <text:p/>
        </draw:connector>
        <draw:connector draw:style-name="gr9" draw:text-style-name="P3" draw:layer="layout" draw:type="line" svg:x1="21.3cm" svg:y1="9.814cm" svg:x2="24.3cm" svg:y2="12.6cm" draw:start-shape="id9" draw:start-glue-point="2" draw:end-shape="id13" draw:end-glue-point="0" svg:d="M21300 9814l3000 2786" svg:viewBox="0 0 3001 2787">
          <text:p/>
        </draw:connector>
        <draw:connector draw:style-name="gr9" draw:text-style-name="P3" draw:layer="layout" draw:type="line" svg:x1="25cm" svg:y1="7.414cm" svg:x2="24.3cm" svg:y2="12.6cm" draw:start-shape="id6" draw:start-glue-point="2" draw:end-shape="id13" draw:end-glue-point="0" svg:d="M25000 7414l-700 5186" svg:viewBox="0 0 701 5187">
          <text:p/>
        </draw:connector>
        <draw:connector draw:style-name="gr9" draw:text-style-name="P3" draw:layer="layout" draw:type="line" svg:x1="16.2cm" svg:y1="9.814cm" svg:x2="11.6cm" svg:y2="12.6cm" draw:start-shape="id8" draw:start-glue-point="2" draw:end-shape="id12" draw:end-glue-point="0" svg:d="M16200 9814l-4600 2786" svg:viewBox="0 0 4601 2787">
          <text:p/>
        </draw:connector>
        <draw:connector draw:style-name="gr10" draw:text-style-name="P3" draw:layer="layout" draw:type="line" svg:x1="6.2cm" svg:y1="3.714cm" svg:x2="16.6cm" svg:y2="3.714cm" draw:start-shape="id2" draw:start-glue-point="1" draw:end-shape="id5" draw:end-glue-point="3" svg:d="M6200 3714h10400" svg:viewBox="0 0 10401 1">
          <text:p/>
        </draw:connector>
        <draw:custom-shape draw:style-name="gr11" draw:text-style-name="P5" draw:layer="layout" svg:width="3.3cm" svg:height="1.1cm" svg:x="9.4cm" svg:y="8.8cm">
          <text:p text:style-name="P4"><text:span text:style-name="T1">Tok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5cm" svg:height="7.3cm" svg:x="0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3.6cm" svg:height="7.3cm" svg:x="13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3cm" svg:height="1.1cm" svg:x="23.9cm" svg:y="3.2cm">
          <text:p text:style-name="P4"><text:span text:style-name="T1">Ret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3cm" svg:height="1.1cm" svg:x="0.7cm" svg:y="3.2cm">
          <text:p text:style-name="P4"><text:span text:style-name="T1">Non-ret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draw:type="line" svg:x1="6.2cm" svg:y1="3.714cm" svg:x2="15.9cm" svg:y2="7.014cm" draw:end-shape="id4" draw:end-glue-point="3" svg:d="M6200 3714l9700 3300" svg:viewBox="0 0 9701 3301">
          <text:p/>
        </draw:connector>
        <draw:connector draw:style-name="gr10" draw:text-style-name="P3" draw:layer="layout" draw:type="line" svg:x1="6.2cm" svg:y1="3.714cm" svg:x2="23.3cm" svg:y2="7.014cm" draw:end-shape="id6" svg:d="M6200 3714l17100 3300" svg:viewBox="0 0 17101 3301">
          <text:p/>
        </draw:connector>
        <draw:connector draw:style-name="gr10" draw:text-style-name="P3" draw:layer="layout" draw:type="line" svg:x1="6.2cm" svg:y1="3.735cm" svg:x2="13.9cm" svg:y2="9.414cm" draw:end-shape="id8" draw:end-glue-point="3" svg:d="M6200 3735l7700 5679" svg:viewBox="0 0 7701 5680">
          <text:p/>
        </draw:connector>
        <draw:connector draw:style-name="gr10" draw:text-style-name="P3" draw:layer="layout" draw:type="line" svg:x1="6.2cm" svg:y1="3.735cm" svg:x2="19cm" svg:y2="9.414cm" draw:end-shape="id9" draw:end-glue-point="3" svg:d="M6200 3735l12800 5679" svg:viewBox="0 0 12801 56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My_20_Dashed" draw:display-name="My Dashed" draw:style="rect" draw:dots1="1" draw:dots1-length="0.2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cm" fo:page-height="1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10-10T09:18:01.128551835</meta:creation-date>
    <dc:date>2020-10-10T10:44:00.405522140</dc:date>
    <dc:creator>Victor Porton</dc:creator>
    <meta:editing-duration>PT42M59S</meta:editing-duration>
    <meta:editing-cycles>28</meta:editing-cycles>
    <meta:generator>LibreOffice/6.4.6.2$Linux_X86_64 LibreOffice_project/40$Build-2</meta:generator>
    <meta:document-statistic meta:object-count="38"/>
  </office:meta>
</office:document-meta>
</file>